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c18d3"/>
    </style:style>
    <style:style style:name="P2" style:family="paragraph" style:parent-style-name="Standard">
      <style:paragraph-properties fo:text-align="center" style:justify-single-word="false"/>
      <style:text-properties fo:font-weight="bold" officeooo:paragraph-rsid="001c18d3" style:font-weight-asian="bold" style:font-weight-complex="bold"/>
    </style:style>
    <style:style style:name="P3" style:family="paragraph" style:parent-style-name="Standard">
      <style:paragraph-properties fo:text-align="center" style:justify-single-word="false"/>
      <style:text-properties officeooo:paragraph-rsid="001c18d3"/>
    </style:style>
    <style:style style:name="P4" style:family="paragraph" style:parent-style-name="Standard">
      <style:paragraph-properties fo:padding="0.0291in" fo:border-left="none" fo:border-right="none" fo:border-top="none" fo:border-bottom="0.0008in solid #000000" style:join-border="false"/>
      <style:text-properties officeooo:paragraph-rsid="001c18d3"/>
    </style:style>
    <style:style style:name="T1" style:family="text">
      <style:text-properties officeooo:rsid="001c18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 Seminarium 3 ******</text:span></text:p>
      <text:p text:style-name="P1"><text:span text:style-name="T1">Upg. s 65-67 i Johansson</text:span></text:p>
      <text:p text:style-name="P1"><text:span text:style-name="T1">Övning 1a: Hypotes: Dinosaurier är varmblodiga.</text:span></text:p>
      <text:p text:style-name="P1"><text:span text:style-name="T1">Hjälp-hypotes:1. Växelvarma djur som lever i områden med stora temperaturskillnader får växtringar i skelettet.</text:span></text:p>
      <text:p text:style-name="P1"><text:span text:style-name="T1"><text:s/>2. Varmblodiga djur får inte det.</text:span></text:p>
      <text:p text:style-name="P1"><text:span text:style-name="T1">Empirisk konsekvens(observeras för att bekräfta hypotesen): Dinos i områden med stora temperaturskillnader fick inte växtringar i skelettet.</text:span></text:p>
      <text:p text:style-name="P1"><text:span text:style-name="T1"/></text:p>
      <text:p text:style-name="P1"><text:span text:style-name="T1">1b: Hypotes: Dinosaurier är växelvarma</text:span></text:p>
      <text:p text:style-name="P1"><text:span text:style-name="T1">(Hj) Stora växelvarma djur kan inte leva "långt norrut".</text:span></text:p>
      <text:p text:style-name="P1"><text:span text:style-name="T1">(Emp.kons): Inga stora dinos kan ha levt "långt norrut".</text:span></text:p>
      <text:p text:style-name="P1"><text:span text:style-name="T1">Dessa observeras, hypotes var alsk -&gt; Därav måste dinos ha varit varmblodiga.</text:span></text:p>
      <text:p text:style-name="P1"><text:span text:style-name="T1"/></text:p>
      <text:p text:style-name="P1"><text:span text:style-name="T1">1c. Hypotes: Dinosaurier växelvarma</text:span></text:p>
      <text:p text:style-name="P1"><text:span text:style-name="T1">(Hj) Djur som efterliknar vår tids gående däggdjur är armblodiga.</text:span></text:p>
      <text:p text:style-name="P1"><text:span text:style-name="T1">(E) Dinosaurier efterliknar inte vår tids gående däggdjur.</text:span></text:p>
      <text:p text:style-name="P1"><text:span text:style-name="T1">Dinosaurier som efterliknar vår tids gående däggdjur observeras =&gt; hyp falsk.</text:span></text:p>
      <text:p text:style-name="P1"><text:span text:style-name="T1"/></text:p>
      <text:p text:style-name="P1"><text:span text:style-name="T1">Övning 2:</text:span></text:p>
      <text:p text:style-name="P1"><text:span text:style-name="T1">Hypotes: Sydamerika och Afrika hängde ihop för 600 miljoner år sedan.</text:span></text:p>
      <text:p text:style-name="P1"><text:span text:style-name="T1">(Hj) Gränslinje skulle ligga vid Sao Luis ifall de hängde ihop för 500 miljoner år sedan.</text:span></text:p>
      <text:p text:style-name="P1"><text:span text:style-name="T1">(E) Datering kring olika sidor av gränsen ska ge markant skiljd ursprungsålder.</text:span></text:p>
      <text:p text:style-name="P1"><text:span text:style-name="T1"/></text:p>
      <text:p text:style-name="P1"><text:span text:style-name="T1">Övning 3:</text:span></text:p>
      <text:p text:style-name="P1"><text:span text:style-name="T1">Hypotes: Ett "likämne" överförs från döda personer via hudkontakt. Detta ämne leder 'i betydande utsträckning' till barnsängsfeber.</text:span></text:p>
      <text:p text:style-name="P1"><text:span text:style-name="T1">(Hj) Avdelning 1 &amp; 2 skiljer sig vad gäller "smittkällor" främst/betydligt via att avdelning 1 har läkare som kommer dit direkt från objduktion.</text:span></text:p>
      <text:p text:style-name="P1"><text:span text:style-name="T1">(Hj) Klorkalk tar död på/neutraliserar "likämnet", ifall det finns.</text:span></text:p>
      <text:p text:style-name="P1"><text:span text:style-name="T1">(E) Ifall de som kommer från obduktion till avdelning 1 tvättar sig med klorkalk kommer antal fall barnsängsfeber att gå ner och närma sig avdeling 2:s statistik.</text:span></text:p>
      <text:p text:style-name="P4"><text:span text:style-name="T1"/></text:p>
      <text:p text:style-name="P1"><text:span text:style-name="T1"/></text:p>
      <text:p text:style-name="P1"><text:span text:style-name="T1"/></text:p>
      <text:p text:style-name="P1"><text:span text:style-name="T1">Bayesiansk analys och H*</text:span></text:p>
      <text:p text:style-name="P1"><text:span text:style-name="T1"/></text:p>
      <text:p text:style-name="P1"><text:span text:style-name="T1">Det fungerar inte lika bra att styrka inversen, den säger egentligen bara något om originalproblemet ifall man hittar en icke-svart sak som är en korp (ett problem med induktion i sig), och säger nästan bara något om originalproblemet ifall man finner en korp.</text:span></text:p>
      <text:p text:style-name="P1"><text:span text:style-name="T1">Att styrka H* är väldigt mycket svagare än att styrka H då antalet icke-svarta saker är väldigt, väldigt många i förhållande till antalet korpar.</text:span></text:p>
      <text:p text:style-name="P1"><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 Seminarium 4 ******</text:span></text:p>
      <text:p text:style-name="P2"><text:span text:style-name="T1"/></text:p>
      <text:p text:style-name="P1"><text:span text:style-name="T1">Hypotetisk-deduktiv metod. Exempel från ett rättsfall om en kidnappning(dödlig utgång) .</text:span></text:p>
      <text:p text:style-name="P1"><text:span text:style-name="T1">Några begrepp:</text:span></text:p>
      <text:p text:style-name="P1"><text:span text:style-name="T1">- Tes = den ståndpunkt vi argumenterar för eller emot</text:span></text:p>
      <text:p text:style-name="P1"><text:span text:style-name="T1">- Pro-argument = påstående som framförs till stöd för en tes</text:span></text:p>
      <text:p text:style-name="P1"><text:span text:style-name="T1">- Kontra-argument = påstående som framförs som skäl mot en tes</text:span></text:p>
      <text:p text:style-name="P1"><text:span text:style-name="T1">- Hållbarhet = sannolikheten för att ett argument är sant</text:span></text:p>
      <text:p text:style-name="P1"><text:span text:style-name="T1">- Ett pro-arguments Relevans = kan vi avgöra genom att ställa frågan;</text:span></text:p>
      <text:p text:style-name="P1"><text:span text:style-name="T1">I vilken grad bidrar argumentet, om det är sant, till att bekräfta tesen, jämfört med alternativa hypoteser om de förhållanden tesen refererar till.</text:span></text:p>
      <text:p text:style-name="P1"><text:span text:style-name="T1">- Ett kontra-arguments Relevans = kan vi bestämma genom att ställa frågan:</text:span></text:p>
      <text:p text:style-name="P1"><text:span text:style-name="T1">I vilken grad bidrar argumentet, om det är sant, till att försvaga tesen, jämfört med alternativa hypoteser om de förhållanden som tesen refererar till?</text:span></text:p>
      <text:p text:style-name="P1"><text:span text:style-name="T1">(Note: misstänker att han kommer ta exempel som vi ska identifiera och gradera)</text:span></text:p>
      <text:p text:style-name="P1"><text:span text:style-name="T1">- Andra ordningens argument = ett argument som framförs för eller emot ett av de andra argumenten. ofta inriktar det sig på att visa att detta andra argument är hållbart eller inte, eller att det har stor eller liten relevans.</text:span></text:p>
      <text:p text:style-name="P1"><text:span text:style-name="T1">På motsvarande för tredje och fjärde gradens argument: tredje är för/emot andra gradens argument osv.</text:span></text:p>
      <text:p text:style-name="P1"><text:span text:style-name="T1">I stort sett ingen skillnad på andra och första (tilltro till tesen) gradens.</text:span></text:p>
      <text:p text:style-name="P1"><text:span text:style-name="T1"/></text:p>
      <text:p text:style-name="P1"><text:span text:style-name="T1">Väga olika hypoteser mot varandra. </text:span></text:p>
      <text:p text:style-name="P1"><text:span text:style-name="T1">Vilken vikt man lägger på argumenten. </text:span></text:p>
      <text:p text:style-name="P1"><text:span text:style-name="T1">Hur mycket olika argument påverkar trovärdigheten för teser.</text:span></text:p>
      <text:p text:style-name="P1"><text:span text:style-name="T1">Enkel förklaring.</text:span></text:p>
      <text:p text:style-name="P1"><text:span text:style-name="T1">Övning (för juryn):</text:span></text:p>
      <text:p text:style-name="P1"><text:span text:style-name="T1">(A) Tänk ut en alternativ som stämmer med alla argument men är oförenelig med tesen.</text:span></text:p>
      <text:p text:style-name="P1"><text:span text:style-name="T1">(B) Värdera sannolikheten att tesen är sann i ljuset av presenterade argument. Är den anklagade skyldig (inom rimligt tvivel)?</text:span></text:p>
      <text:p text:style-name="P1"><text:span text:style-name="T1">(C) En övning som inte presenteras i texten med som det refereras till senare ??? WTF! Not cool!</text:span></text:p>
      <text:p text:style-name="P1"><text:span text:style-name="T1"/></text:p>
      <text:p text:style-name="P1"><text:span text:style-name="T1">Totalt 35 argument. De rör en stege och dess tillverkning, fråga om åklagare sätter dit åtalade, åtalade dömd förut i annat land(mot sitt nekande), </text:span></text:p>
      <text:p text:style-name="P1"><text:span text:style-name="T1">små fotavtryck, benskada, samma papper, tysk prägel i syntax, handstil, överlämning av lösen, pengarna, sa upp sig, gjorde förlust men levde i lyx, bil.</text:span></text:p>
      <text:p text:style-name="P1"><text:span text:style-name="T1"/></text:p>
      <text:p text:style-name="P1"><text:span text:style-name="T1">Idéer: </text:span></text:p>
      <text:p text:style-name="P1"><text:span text:style-name="T1">(A) 1. Alternativ kumpan som utfört dådet, när åtalade planerade/styrde. Kumpanen kanske var galen och dödade av misstag?</text:span></text:p>
      <text:p text:style-name="P1"><text:span text:style-name="T1">2. Gammal grudge från nära vän med tillgång till huset/älskare till hustrun som sätter dit honom.</text:span></text:p>
      <text:p text:style-name="P1"><text:span text:style-name="T1">(B) 1. Enklaste lösningen är att han är skyldig, men det är inte utom rimligt tvivel att han är skyldig/ensam.</text:span></text:p>
      <text:p text:style-name="P1"><text:span text:style-name="T1">2. Saknas starka bevis för att han var där, typ fingeravtryck. Finns bara (många) indicier i form av "rätt skostorlek" och "benskada".</text:span></text:p>
      <text:p text:style-name="P1"><text:span text:style-name="T1">3. Sannolikheten för en konspirationsteori är låg, många expertutlåtanden och vittnen, många inblandade som säger emot åtalade.</text:span></text:p>
      <text:p text:style-name="P4"><text:span text:style-name="T1"/></text:p>
      <text:p text:style-name="P1"><text:span text:style-name="T1"/></text:p>
      <text:p text:style-name="P1"><text:span text:style-name="T1"/></text:p>
      <text:p text:style-name="P1"><text:soft-page-break/><text:span text:style-name="T1"/></text:p>
      <text:p text:style-name="P1"><text:span text:style-name="T1">Upg. 1-4 s 155-156 <text:s/>Johansson</text:span></text:p>
      <text:p text:style-name="P1"><text:span text:style-name="T1">DN-metoden:</text:span></text:p>
      <text:p text:style-name="P1"><text:span text:style-name="T1">Lagar, initialvillkor/observation =&gt; Slutsats</text:span></text:p>
      <text:p text:style-name="P1"><text:span text:style-name="T1">Problematisk vid mänskliga beteenden bla. </text:span></text:p>
      <text:p text:style-name="P1"><text:span text:style-name="T1">Förbättring kan göras genom att kräva orsakslagar, typ att en knuff orsakar förflyttning.</text:span></text:p>
      <text:p text:style-name="P1"><text:span text:style-name="T1"/></text:p>
      <text:p text:style-name="P1"><text:span text:style-name="T1">Statistiska förklaringar:</text:span></text:p>
      <text:p text:style-name="P1"><text:span text:style-name="T1">P(Y/X) = p</text:span></text:p>
      <text:p text:style-name="P4"><text:span text:style-name="T1">X händer</text:span></text:p>
      <text:p text:style-name="P4"><text:span text:style-name="T1">Y inträffar med sannolikheten p</text:span></text:p>
      <text:p text:style-name="P1"><text:span text:style-name="T1"/></text:p>
      <text:p text:style-name="P1"><text:span text:style-name="T1">Handlinsförklaringar:</text:span></text:p>
      <text:p text:style-name="P1"><text:span text:style-name="T1">Skiljer från andra förklaringar då de görs med ett syfte(intention). Människor(agenter) förutsätts vara rationella.</text:span></text:p>
      <text:p text:style-name="P1"><text:span text:style-name="T1">Agenten A vill uppnå målet M</text:span></text:p>
      <text:p text:style-name="P1"><text:span text:style-name="T1">A tror att bästa sättet att uppnå M är att utföra handling H</text:span></text:p>
      <text:p text:style-name="P4"><text:span text:style-name="T1">ovan anförda punkter är agentens skäl att utföra H</text:span></text:p>
      <text:p text:style-name="P4"><text:span text:style-name="T1">A utför H</text:span></text:p>
      <text:p text:style-name="P1"><text:span text:style-name="T1"/></text:p>
      <text:p text:style-name="P1"><text:span text:style-name="T1">Pragmatisk förklaring:</text:span></text:p>
      <text:p text:style-name="P1"><text:span text:style-name="T1">Fråga: Varför P?</text:span></text:p>
      <text:p text:style-name="P1"><text:span text:style-name="T1">Svar: P, till skillnad från Q, R,S... därför att A</text:span></text:p>
      <text:p text:style-name="P1"><text:span text:style-name="T1">(Q,R,S,... är alternativen till P och kallas för kontrastklassen)</text:span></text:p>
      <text:p text:style-name="P1"><text:span text:style-name="T1"/></text:p>
      <text:p text:style-name="P1"><text:span text:style-name="T1">1. Handlingsförklaringar verkar lämpligt, ty push- och pullfaktorer är bra exempel på motiveringar som ger ett sammanslaget mål. Det kan (kanske) vara lämpligt att dela upp förklaringen i flera delar (varför den började, varför den exploderade och varför den avtog).</text:span></text:p>
      <text:p text:style-name="P1"><text:span text:style-name="T1">Går det att skriva "ovan anförda punkter var skäl för 1 miljon personer att utföra handlingen H"? "Agenten svenskar"?</text:span></text:p>
      <text:p text:style-name="P1"><text:span text:style-name="T1"/></text:p>
      <text:p text:style-name="P1"><text:span text:style-name="T1">2. DN verkar applicerbar. Skiss:</text:span></text:p>
      <text:p text:style-name="P1"><text:span text:style-name="T1"/></text:p>
      <text:p text:style-name="P1"><text:span text:style-name="T1">Lag: Ett företag prioriterar sina egna produkter före licensprodukter.</text:span></text:p>
      <text:p text:style-name="P1"><text:span text:style-name="T1">Villkor: Coca colas produkter licenseras till Pripps.</text:span></text:p>
      <text:p text:style-name="P4"><text:span text:style-name="T1">Villkor: Pripps har liknade produkter i sitt egna sortiment.</text:span></text:p>
      <text:p text:style-name="P4"><text:span text:style-name="T1">Slutsats: Coca-colas produkter blir nedprioriterade av Pripps.</text:span></text:p>
      <text:p text:style-name="P1"><text:span text:style-name="T1"/></text:p>
      <text:p text:style-name="P1"><text:span text:style-name="T1">Big picture: Coca cola har som mål att bli större. De tror att de blir nedprioriterade och därför att bästa sättet att uppnå målet är att bryta med Pripps. Detta är skäl att... Därför gör de det.</text:span></text:p>
      <text:p text:style-name="P1"><text:span text:style-name="T1"/></text:p>
      <text:p text:style-name="P1"><text:span text:style-name="T1">3. Handlingsförklaring. Eventuellt pragmatisk förklaring.</text:span></text:p>
      <text:p text:style-name="P1"><text:span text:style-name="T1">Att ta över makten i kontrast till att inte göra det leder till att de får som de vill</text:span></text:p>
      <text:p text:style-name="P1"><text:span text:style-name="T1"/></text:p>
      <text:p text:style-name="P1"><text:span text:style-name="T1">4. DN- metoden (LAGAR)</text:span></text:p>
      <text:p text:style-name="P4"><text:span text:style-name="T1"/></text:p>
      <text:p text:style-name="P1"><text:span text:style-name="T1"/></text:p>
      <text:p text:style-name="P1"><text:span text:style-name="T1"/></text:p>
      <text:p text:style-name="P1"><text:soft-page-break/><text:span text:style-name="T1">Upg 2,4,6 s 132-133 i Johansson</text:span></text:p>
      <text:p text:style-name="P1"><text:span text:style-name="T1"/></text:p>
      <text:p text:style-name="P1"><text:span text:style-name="T1">2. Man har inte lyckats säga bu, men det innebär inte bä.</text:span></text:p>
      <text:p text:style-name="P1"><text:span text:style-name="T1"/></text:p>
      <text:p text:style-name="P1"><text:span text:style-name="T1">4. A) En korrelation gör det sannolikt att F är en riskfaktor för S, men det är inte på något sätt bevisat.</text:span></text:p>
      <text:p text:style-name="P1"><text:span text:style-name="T1">B) Skadan kanske redan är skedd?</text:span></text:p>
      <text:p text:style-name="P1"><text:span text:style-name="T1">C) Båda kan vara symptom på något annat.</text:span></text:p>
      <text:p text:style-name="P1"><text:span text:style-name="T1">D) Det kan vara bristen av F som orsakar S direkt, men det går inte att säga.</text:span></text:p>
      <text:p text:style-name="P1"><text:span text:style-name="T1">E) MYES, korrelation säger inget om sanningen rakt av.</text:span></text:p>
      <text:p text:style-name="P1"><text:span text:style-name="T1"/></text:p>
      <text:p text:style-name="P1"><text:span text:style-name="T1">6. Höginkomsttagare var akademiker, för liten grund från icke-akademiker med hög lön för att säga något om saken.</text:span></text:p>
      <text:p text:style-name="P1"><text:span text:style-name="T1">Dessutom är urvalsgruppen liten. Statistik säger inget om sanningar, endast något om sannolikheten.</text:span></text:p>
      <text:p text:style-name="P1"><text:span text:style-name="T1"/></text:p>
      <text:p text:style-name="P2"><text:span text:style-name="T1">****** Seminarium 5 ******</text:span></text:p>
      <text:p text:style-name="P1"><text:span text:style-name="T1">Matematiska bevis. Föreläsning beskriver olika grupper. Tar med ett induktionsbevis med summa.</text:span></text:p>
      <text:p text:style-name="P1"><text:span text:style-name="T1"/></text:p>
      <text:p text:style-name="P2"><text:span text:style-name="T1">****** Seminarium 6 ******</text:span></text:p>
      <text:p text:style-name="P1"><text:span text:style-name="T1">Bevis och framsteg i matematik. En artikel: On proof and progress in mathematics.</text:span></text:p>
      <text:p text:style-name="P1"><text:span text:style-name="T1"/></text:p>
      <text:p text:style-name="P1"><text:span text:style-name="T1">1. What is is matematicians accomplish? Några förutfattade meningar:</text:span></text:p>
      <text:p text:style-name="P1"><text:span text:style-name="T1">- Alla matematiker har samma teori och krav vad gäller bevis.</text:span></text:p>
      <text:p text:style-name="P1"><text:span text:style-name="T1">- Framsteg görs genom bevis.</text:span></text:p>
      <text:p text:style-name="P1"><text:span text:style-name="T1">Människor föredrar förståelse framför "svar", t.ex. totalsökning för att bevisa teorem (fyrfärgsteoremet).</text:span></text:p>
      <text:p text:style-name="P1"><text:span text:style-name="T1"/></text:p>
      <text:p text:style-name="P1"><text:span text:style-name="T1">Fokus borde ligga på att förklara "infrastrukturen" som behövs för att förstå ett bevis, inte alla detaljer bakom.</text:span></text:p>
      <text:p text:style-name="P1"><text:span text:style-name="T1">De bästa idéerna kommer i grupper av personer som är entusiastiska, och det är en gemensam kraft bakom bevis som en person skriver.</text:span></text:p>
      <text:p text:style-name="P1"><text:span text:style-name="T1">Självförtroende öka produktivitet av bevis.</text:span></text:p>
      <text:p text:style-name="P1"><text:span text:style-name="T1"/></text:p>
      <text:p text:style-name="P2"><text:span text:style-name="T1">****** Seminarium 8 ******</text:span></text:p>
      <text:p text:style-name="P1"><text:span text:style-name="T1"/></text:p>
      <text:p text:style-name="P3"><text:span text:style-name="T1">BOOOOOOOOOOOOOOORING!</text:span></text:p>
      <text:p text:style-name="P1"><text:span text:style-name="T1"/></text:p>
      <text:p text:style-name="P2"><text:span text:style-name="T1">****** Seminarium 9 ******</text:span></text:p>
      <text:p text:style-name="P1"><text:span text:style-name="T1"/></text:p>
      <text:p text:style-name="P1"><text:span text:style-name="T1">Bra frågor i ett turingtest:</text:span></text:p>
      <text:p text:style-name="P1"><text:span text:style-name="T1">Generellt är det bra med frågor som behandlar empati och andra komplexa känslor, typ etiska dilemman.</text:span></text:p>
      <text:p text:style-name="P1"><text:span text:style-name="T1">- Argumentera för om Batman ska släppa bur med medborgare eller rädda Robin?</text:span></text:p>
      <text:p text:style-name="P1"><text:span text:style-name="T1">Andra bra frågor är att lära in en kort kontext och sedan ställa en följdfråga som man kan förstå indirekt av kontexten.</text:span></text:p>
      <text:p text:style-name="P1"><text:span text:style-name="T1">- Jag och en kompis är och handlar och ska grilla på kvällen, vi hittade något skysst kött som var billigt, vad borde vi ta för sås till det?</text:span></text:p>
      <text:p text:style-name="P1"><text:span text:style-name="T1">Jävlas med syntax</text:span></text:p>
      <text:p text:style-name="P1"><text:span text:style-name="T1">- SÅ vi ba ska typ grilla typ ba och så liksom lr.</text:span></text:p>
      <text:p text:style-name="P1"><text:span text:style-name="T1">Politiskt inkorrekta skämt, aktuella händelser, osv.</text:span></text:p>
      <text:p text:style-name="P2"><text:soft-page-break/><text:span text:style-name="T1"/></text:p>
      <text:p text:style-name="P2"><text:span text:style-name="T1">****** Seminarium 10 ******</text:span></text:p>
      <text:p text:style-name="P1"><text:span text:style-name="T1">1. Först och främst så skulle jag som konsult undersöka om det finns någon grund till att ändra systemet alls. Prestandan på Mortons produkter kanske inte är ett problem. Ifall programmet t.ex. inte lyckas upptäcka tillräckligt många virus så skulle jag säga att hashtabellen ett mindre problem. Då skulle jag föreslå att företaget lägger kraft på att bättra på detta istället.</text:span></text:p>
      <text:p text:style-name="P1"><text:span text:style-name="T1"/></text:p>
      <text:p text:style-name="P1"><text:span text:style-name="T1">Ifall prestanda är ett problem krävs istället en annan undersökning. Då bör koden profileras för att undersöka vad det är som tar tid. Först när man kommit fram till att det är hashtabellen som tar en stor del av körtiden borde detta undersökas. Man skulle även kunna undersöka andra hashfunktioner och hur bra utspridda alla sekvenser ligger i hashtabellen.</text:span></text:p>
      <text:p text:style-name="P1"><text:span text:style-name="T1"/></text:p>
      <text:p text:style-name="P1"><text:span text:style-name="T1">(Baserat enbart på den data som är specifierad i uppgiften tycker inte jag att det finns grund för att föreslå en omprogrammering av detta.)</text:span></text:p>
      <text:p text:style-name="P1"><text:span text:style-name="T1"/></text:p>
      <text:p text:style-name="P1"><text:span text:style-name="T1">2. QSInstitute låter relaterade till QuickSoft, och undersökningar som görs av företaget själv bör tas med en nypa salt. Att det saknas enheter på alla mätvärden i tabellen hjälper inte heller.</text:span></text:p>
      <text:p text:style-name="P1"><text:span text:style-name="T1"/></text:p>
      <text:p text:style-name="P1"><text:span text:style-name="T1">Att rekommendera en investering i en ny (även dyr) JVM baserat på denna undersökning vore alldeles för hastigt gjort. Det känns även som att undersökningen saknar information kring spridning av mätvärden.</text:span></text:p>
      <text:p text:style-name="P1"><text:span text:style-name="T1"/></text:p>
      <text:p text:style-name="P1"><text:span text:style-name="T1">Vilka test är det ens som har körts? Under vilken belastning? På vilket system? Hur fungerar det i vårt system?</text:span></text:p>
      <text:p text:style-name="P1"><text:span text:style-name="T1"/></text:p>
      <text:p text:style-name="P1"><text:span text:style-name="T1">Kan man inte bara mäta tid genom att ta starttid och stopptid direkt efter programmet körs, det borde ge en mindre delay och är värt att undersöka med eventuella andra lösningar.</text:span></text:p>
      <text:p text:style-name="P1"><text:span text:style-name="T1"/></text:p>
      <text:p text:style-name="P1"><text:span text:style-name="T1">3. Vad fan?</text:span></text:p>
      <text:p text:style-name="P1"><text:span text:style-name="T1"/></text:p>
      <text:p text:style-name="P1"><text:span text:style-name="T1">Undersöker om det på något sett finns vetenskaplig bakgrund till detta. Finns det någon drivkraft inom företaget för att få igenom detta? Begärs en undersökning av problemet? Låter som en konstig fluga.</text:span></text:p>
      <text:p text:style-name="P1"><text:span text:style-name="T1"/></text:p>
      <text:p text:style-name="P1"><text:span text:style-name="T1">Om ingen hittas, och det krävs, utför test på en mindre grupp för att se om det verkar lönsamt.</text:span></text:p>
      <text:p text:style-name="P1"><text:span text:style-name="T1"/></text:p>
      <text:p text:style-name="P1"><text:span text:style-name="T1">4. P1 utför U1 med PP1, P2 utför U2 med PP2, P3 utför U3 med PP3.</text:span></text:p>
      <text:p text:style-name="P1"><text:span text:style-name="T1">P1 utför U2 med PP3, P2 utför U3 med PP1, P3 utför U1 med PP2.</text:span></text:p>
      <text:p text:style-name="P1"><text:span text:style-name="T1">P1 utför U3 med PP2, P2 utför U1 med PP3, P3 utför U2 med PP1.</text:span></text:p>
      <text:p text:style-name="P1"><text:span text:style-name="T1"/></text:p>
      <text:p text:style-name="P1"><text:span text:style-name="T1">På så vis får alla programmerare lösa alla olika uppgifter, använda alla paradigmer och alla uppgifter kommer att bli lösta med alla olika paradigmer. Ingen repetition av uppgifter.</text:span></text:p>
      <text:p text:style-name="P1"><text:span text:style-name="T1"/></text:p>
      <text:p text:style-name="P1"><text:span text:style-name="T1">Sedan ta feedback från programmerarna. Vad de tyckte, och från resultaten uppskatta lite hur programmerarnas kunskaper står i förhållande till varandra.</text:span></text:p>
      <text:p text:style-name="P1"><text:span text:style-name="T1"/></text:p>
      <text:p text:style-name="P1"><text:span text:style-name="T1">5. Hög risk att byta. Klarar Annalogic av att ta 10% fler jobb istället för att få 10% mer betalt per jobb så blir utfallet samma.</text:span></text:p>
      <text:p text:style-name="P1"><text:span text:style-name="T1"/></text:p>
      <text:p text:style-name="P1"><text:span text:style-name="T1">Vill man att belastningen ska gå ner däremot så borde hon höja sitt företags arvode.</text:span></text:p>
      <text:p text:style-name="P1"><text:soft-page-break/><text:span text:style-name="T1"/></text:p>
      <text:p text:style-name="P1"><text:span text:style-name="T1">6. Vad är det som ska göras i molnet egentligen?</text:span></text:p>
      <text:p text:style-name="P1"><text:span text:style-name="T1"/></text:p>
      <text:p text:style-name="P1"><text:span text:style-name="T1">För aktiespekulering är tillgänglighet viktigt. Salesforce verkar oacceptabla, tjänsten kan inte vara nere över än en timma om dagen (5%).</text:span></text:p>
      <text:p text:style-name="P1"><text:span text:style-name="T1"/></text:p>
      <text:p text:style-name="P1"><text:span text:style-name="T1">Aktiespekulering förväntas in mycket datatrafik (förmodligen), så det står till ifall det är viktigare att betala 70:- mindre per timma eller ha 1% mer uptime.</text:span></text:p>
      <text:p text:style-name="P1"><text:span text:style-name="T1"/></text:p>
      <text:p text:style-name="P1"><text:span text:style-name="T1">Det beror även på hur många kunder Klipp.com förväntar sig att få, då baspriset är oberoende antalet användare.</text:span></text:p>
      <text:p text:style-name="P1"><text:span text:style-name="T1"/></text:p>
      <text:p text:style-name="P1"><text:span text:style-name="T1">7. Sannorlikheten att en felaktig enhet skickas är 2 på 10000 sålda routrar.</text:span></text:p>
      <text:p text:style-name="P1"><text:span text:style-name="T1"/></text:p>
      <text:p text:style-name="P1"><text:span text:style-name="T1">Kostnaden för att testa dessa enheter är betydligt större än goodwillförlusten.</text:span></text:p>
      <text:p text:style-name="P1"><text:span text:style-name="T1"/></text:p>
      <text:p text:style-name="P1"><text:span text:style-name="T1">Istället för att genomföra en dyrare testning av alla enheter, dubbelkolla ev. de som markeras som fel.</text:span></text:p>
      <text:p text:style-name="P1"><text:span text:style-name="T1"/></text:p>
      <text:p text:style-name="P1"><text:span text:style-name="T1">8. Hitta någon som passar våra krav. Måste inte optimeras. Sortera ev. i löneanspråksordning om de finns.</text:span></text:p>
      <text:p text:style-name="P1"><text:span text:style-name="T1"/></text:p>
      <text:p text:style-name="P1"><text:span text:style-name="T1">Krav: Klarar av typuppgifter för arbetet.</text:span></text:p>
      <text:p text:style-name="P1"><text:span text:style-name="T1">Krav: Trevlig person som vi vill samarbeta med.</text:span></text:p>
      <text:p text:style-name="P1"><text:span text:style-name="T1"/></text:p>
      <text:p text:style-name="P1"><text:span text:style-name="T1">OK? =&gt; Anställ.</text:span></text:p>
      <text:p text:style-name="P1"><text:span text:style-name="T1"/></text:p>
      <text:p text:style-name="P2"><text:span text:style-name="T1">****** Seminarium 11 ******</text:span></text:p>
      <text:p text:style-name="P1"><text:span text:style-name="T1"/></text:p>
      <text:p text:style-name="P1"><text:span text:style-name="T1">Pros(Fair treatment):</text:span></text:p>
      <text:p text:style-name="P1"><text:span text:style-name="T1">Bra förberedelse inför arbetslivet, måste ofta prioritera och imponera på överordnader.</text:span></text:p>
      <text:p text:style-name="P1"><text:span text:style-name="T1">Endast tillfällig stress, del av PhD's arbete.</text:span></text:p>
      <text:p text:style-name="P1"><text:span text:style-name="T1">De är hans assistenter och borde fungera som det.</text:span></text:p>
      <text:p text:style-name="P1"><text:span text:style-name="T1">"Riktigt" arbete har företräde mot studier.</text:span></text:p>
      <text:p text:style-name="P1"><text:span text:style-name="T1"/></text:p>
      <text:p text:style-name="P1"><text:span text:style-name="T1">Cons(Unfair treatment):</text:span></text:p>
      <text:p text:style-name="P1"><text:span text:style-name="T1">Borde ha större förståelse för deras önskan att ha egna arbeten.</text:span></text:p>
      <text:p text:style-name="P1"><text:span text:style-name="T1">Borde uppmuntra dem för att "hans" assistenter ska lyckas så bra som möjligt.</text:span></text:p>
      <text:p text:style-name="P1"><text:span text:style-name="T1">De jobbar redan sin fulla kvot som assistenter.</text:span></text:p>
      <text:p text:style-name="P1"><text:span text:style-name="T1">Hans arbete främjar (kanske) inte deras studier ens.</text:span></text:p>
      <text:p text:style-name="P1"><text:span text:style-name="T1">Att doktorera är viktigt och borde få gå före.</text:span></text:p>
      <text:p text:style-name="P1"><text:span text:style-name="T1">Han har inte ens nån deadline?</text:span></text:p>
      <text:p text:style-name="P1"><text:span text:style-name="T1"/></text:p>
      <text:p text:style-name="P1"><text:span text:style-name="T1">Slutligen tycker vi att de borde kräva tid för exams, de bör inte bli krävda på mer arbete till att börja med, dessutom så är deras oral exams inom 3 veckor, vilket givet att de redan jobbar 7 timmar, inte jättemycket tid.</text:span></text:p>
      <text:p text:style-name="P1"><text:span text:style-name="T1">(neka och argumentera för sin s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a Maria </meta:initial-creator>
    <meta:creation-date>2011-05-17T10:19:25</meta:creation-date>
    <meta:document-statistic meta:table-count="0" meta:image-count="0" meta:object-count="0" meta:page-count="6" meta:paragraph-count="162" meta:word-count="2096" meta:character-count="12903"/>
    <dc:date>2011-05-17T10:24:13</dc:date>
    <dc:creator>Anna Maria </dc:creator>
    <meta:editing-duration>PT00H04M50S</meta:editing-duration>
    <meta:editing-cycles>1</meta:editing-cycles>
    <meta:generator>OpenOffice.org/3.2$Linux OpenOffice.org_project/320m19$Build-9505</meta:generator>
  </office:meta>
</office:document-meta>
</file>